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One</text:p>
      <text:p text:style-name="Normal">In the grand scheme of things, these little speeches you do to yourself have very little importance, they matter not. But hey, for that little importance that they have, for the little moral boost that they give, for the small things they do, I’ll do them. Maybe it’s to make me feel better about myself after failing. Probably. Then why. Why should we do these. A speech where you’re sorry for yourself and make an excuse for <text:s text:c="1"/>getting back up again as if you really meant it? They really are just for making yourself feel better, aren’t they? A pen as a weapon, act like this never happened, or take the loss and move on. Take the loss and move on. Remember what you said a while ago? “I’ll fight”. You didn’t fight enough this time, but now you know what you have to look forward to. Build a plan, a countermeasure, and don’t be a sorry excuse of your best self. We’ll fight, I don’t fucking care who gets in our way. We’ll fight ourselves until they get out of our way, because that’s all we can do. A pen for a weapon, a tongue as a sword, and your fighting spirit as the shield. That’s all we got, minus the pen and the tongue. So, let’s make it work with just that hey. Rogue one huh. Don’t be a dumbass, there’s something I want to see, and you’re gonna do your goddamn best to make me see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13. <text:s text:c="1"/></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